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padding-top="0.133cm" fo:padding-bottom="0.133cm" fo:padding-left="0.266cm" fo:padding-right="0.266cm" fo:wrap-option="wrap" draw:shadow-color="#808080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draw:stroke="none" draw:fill="none" draw:fill-color="#bbe0e3" draw:textarea-horizontal-align="justify" draw:textarea-vertical-align="top" draw:auto-grow-height="true" fo:padding-top="0.133cm" fo:padding-bottom="0.133cm" fo:padding-left="0.266cm" fo:padding-right="0.266cm" fo:wrap-option="no-wrap" draw:shadow-color="#808080"/>
    </style:style>
    <style:style style:name="gr6" style:family="graphic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padding-top="0.133cm" fo:padding-bottom="0.133cm" fo:padding-left="0.266cm" fo:padding-right="0.266cm" fo:wrap-option="no-wrap" draw:shadow-color="#808080"/>
    </style:style>
    <style:style style:name="gr7" style:family="graphic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>
      <style:graphic-properties draw:stroke="dash" draw:stroke-dash="Dash_20_1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>
      <style:graphic-properties draw:stroke="solid" svg:stroke-width="0.106cm" svg:stroke-color="#000000" draw:stroke-linejoin="miter" draw:fill="none" draw:fill-color="#bbe0e3" draw:textarea-horizontal-align="justify" draw:textarea-vertical-align="top" draw:auto-grow-height="true" fo:padding-top="0.133cm" fo:padding-bottom="0.133cm" fo:padding-left="0.266cm" fo:padding-right="0.266cm" fo:wrap-option="no-wrap" draw:shadow-color="#808080"/>
    </style:style>
    <style:style style:name="gr10" style:family="graphic">
      <style:graphic-properties draw:stroke="solid" svg:stroke-width="0.106cm" svg:stroke-color="#000000" draw:stroke-linejoin="miter" draw:fill="none" draw:fill-color="#bbe0e3" draw:textarea-horizontal-align="justify" draw:textarea-vertical-align="top" draw:auto-grow-height="true" fo:padding-top="0.133cm" fo:padding-bottom="0.133cm" fo:padding-left="0.266cm" fo:padding-right="0.266cm" fo:wrap-option="wrap" draw:shadow-color="#808080"/>
    </style:style>
    <style:style style:name="gr11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2" style:family="graphic">
      <style:graphic-properties draw:stroke="solid" svg:stroke-width="0.009cm" svg:stroke-color="#000000" draw:stroke-linejoin="miter" draw:fill="none" draw:fill-color="#bbe0e3" draw:textarea-horizontal-align="justify" draw:textarea-vertical-align="top" draw:auto-grow-height="true" fo:padding-top="0.133cm" fo:padding-bottom="0.133cm" fo:padding-left="0.266cm" fo:padding-right="0.266cm" fo:wrap-option="no-wrap" draw:shadow-color="#808080"/>
    </style:style>
    <style:style style:name="pr1" style:family="presentation" style:parent-style-name="標準-title">
      <style:graphic-properties draw:stroke="none" draw:fill="none" draw:fill-color="#bbe0e3" fo:min-height="4.085cm" draw:shadow-color="#808080"/>
    </style:style>
    <style:style style:name="pr2" style:family="presentation" style:parent-style-name="標準-subtitle">
      <style:graphic-properties draw:stroke="none" draw:fill="none" draw:fill-color="#bbe0e3" fo:min-height="4.87cm" draw:shadow-color="#808080"/>
    </style:style>
    <style:style style:name="pr3" style:family="presentation" style:parent-style-name="標準-notes">
      <style:graphic-properties draw:fill-color="#ffffff" fo:min-height="11.43cm"/>
    </style:style>
    <style:style style:name="P1" style:family="paragraph">
      <style:paragraph-properties fo:margin-left="0cm" fo:margin-right="0cm" fo:margin-top="0.22cm" fo:margin-bottom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2cm" fo:margin-bottom="0cm" fo:text-align="center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en" fo:country="US" style:font-size-asian="10pt" style:language-asian="ja" style:country-asian="JP" style:font-size-complex="10pt"/>
    </style:style>
    <style:style style:name="T3" style:family="text">
      <style:text-properties fo:font-size="19pt" fo:language="en" fo:country="US" style:font-size-asian="19pt" style:language-asian="ja" style:country-asian="JP" style:font-size-complex="19pt"/>
    </style:style>
    <style:style style:name="T4" style:family="text">
      <style:text-properties fo:font-size="19pt" style:font-size-asian="19pt" style:font-size-complex="19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3.389cm" svg:height="4.351cm" svg:x="2.063cm" svg:y="5.909cm" presentation:class="title" presentation:placeholder="true" presentation:user-transformed="true">
          <draw:text-box/>
        </draw:frame>
        <draw:frame presentation:style-name="pr2" draw:layer="layout" svg:width="19.261cm" svg:height="4.87cm" svg:x="4.127cm" svg:y="10.9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標準">
        <draw:custom-shape draw:style-name="gr2" draw:text-style-name="P2" draw:layer="layout" svg:width="4.331cm" svg:height="0.69cm" svg:x="8.559cm" svg:y="3.126cm">
          <text:list text:style-name="L1">
            <text:list-header>
              <text:p text:style-name="P1"><text:span text:style-name="T1">問い合わせを受信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" draw:text-style-name="P2" draw:layer="layout" svg:width="4.77cm" svg:height="1.333cm" svg:x="8.339cm" svg:y="7.175cm">
            <text:list text:style-name="L1">
              <text:list-header>
                <text:p text:style-name="P3"><text:span text:style-name="T1">アナライズ処理</text:span></text:p>
                <text:p text:style-name="P3"><text:span text:style-name="T1">アナライザ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4" draw:layer="layout" svg:x1="8.339cm" svg:y1="7.889cm" svg:x2="13.109cm" svg:y2="7.889cm">
            <text:p/>
          </draw:line>
        </draw:g>
        <draw:g>
          <draw:custom-shape draw:style-name="gr2" draw:text-style-name="P2" draw:layer="layout" svg:width="4.77cm" svg:height="1.333cm" svg:x="8.339cm" svg:y="9.626cm">
            <text:list text:style-name="L1">
              <text:list-header>
                <text:p text:style-name="P3"><text:span text:style-name="T1">リライト処理</text:span></text:p>
                <text:p text:style-name="P3"><text:span text:style-name="T1">リライタ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4" draw:layer="layout" svg:x1="8.339cm" svg:y1="10.367cm" svg:x2="13.109cm" svg:y2="10.367cm">
            <text:p/>
          </draw:line>
        </draw:g>
        <draw:g>
          <draw:custom-shape draw:style-name="gr2" draw:text-style-name="P2" draw:layer="layout" svg:width="4.77cm" svg:height="1.333cm" svg:x="8.339cm" svg:y="12.074cm">
            <text:list text:style-name="L1">
              <text:list-header>
                <text:p text:style-name="P3"><text:span text:style-name="T1">プラン処理</text:span></text:p>
                <text:p text:style-name="P3"><text:span text:style-name="T1">プランナ</text:span><text:span text:style-name="T1">(</text:span><text:span text:style-name="T1">オプティマイザ</text:span><text:span text:style-name="T1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4" draw:layer="layout" svg:x1="8.339cm" svg:y1="12.814cm" svg:x2="13.109cm" svg:y2="12.814cm">
            <text:p/>
          </draw:line>
        </draw:g>
        <draw:g>
          <draw:custom-shape draw:style-name="gr2" draw:text-style-name="P2" draw:layer="layout" svg:width="4.77cm" svg:height="1.333cm" svg:x="8.339cm" svg:y="14.526cm">
            <text:list text:style-name="L1">
              <text:list-header>
                <text:p text:style-name="P3"><text:span text:style-name="T1">エグゼキュート処理</text:span></text:p>
                <text:p text:style-name="P3"><text:span text:style-name="T1">エグゼキュータ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4" draw:layer="layout" svg:x1="8.339cm" svg:y1="15.266cm" svg:x2="13.109cm" svg:y2="15.266cm">
            <text:p/>
          </draw:line>
        </draw:g>
        <draw:g>
          <draw:custom-shape draw:style-name="gr2" draw:text-style-name="P2" draw:layer="layout" svg:width="4.797cm" svg:height="1.113cm" svg:x="8.339cm" svg:y="4.939cm">
            <text:list text:style-name="L1">
              <text:list-header>
                <text:p text:style-name="P5"><text:span text:style-name="T1">パース処理</text:span></text:p>
                <text:p text:style-name="P5"><text:span text:style-name="T1">パーサー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4" draw:layer="layout" svg:x1="8.339cm" svg:y1="5.508cm" svg:x2="13.107cm" svg:y2="5.508cm">
            <text:p/>
          </draw:line>
        </draw:g>
        <draw:line draw:style-name="gr4" draw:text-style-name="P4" draw:layer="layout" svg:x1="10.724cm" svg:y1="3.925cm" svg:x2="10.724cm" svg:y2="4.926cm">
          <text:p/>
        </draw:line>
        <draw:line draw:style-name="gr4" draw:text-style-name="P4" draw:layer="layout" svg:x1="10.724cm" svg:y1="6.125cm" svg:x2="10.724cm" svg:y2="7.126cm">
          <text:p/>
        </draw:line>
        <draw:line draw:style-name="gr4" draw:text-style-name="P4" draw:layer="layout" svg:x1="10.724cm" svg:y1="8.524cm" svg:x2="10.724cm" svg:y2="9.525cm">
          <text:p/>
        </draw:line>
        <draw:line draw:style-name="gr4" draw:text-style-name="P4" draw:layer="layout" svg:x1="10.724cm" svg:y1="10.927cm" svg:x2="10.724cm" svg:y2="11.928cm">
          <text:p/>
        </draw:line>
        <draw:line draw:style-name="gr4" draw:text-style-name="P4" draw:layer="layout" svg:x1="10.724cm" svg:y1="13.525cm" svg:x2="10.724cm" svg:y2="14.526cm">
          <text:p/>
        </draw:line>
        <draw:custom-shape draw:style-name="gr5" draw:text-style-name="P2" draw:layer="layout" svg:width="3.345cm" svg:height="0.69cm" svg:x="10.503cm" svg:y="4.044cm">
          <text:list text:style-name="L1">
            <text:list-header>
              <text:p text:style-name="P6"><text:span text:style-name="T1">問い合わせ文字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782cm" svg:height="0.69cm" svg:x="10.504cm" svg:y="6.266cm">
          <text:list text:style-name="L1">
            <text:list-header>
              <text:p text:style-name="P6"><text:span text:style-name="T1">raw parse t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117cm" svg:height="0.69cm" svg:x="10.504cm" svg:y="8.647cm">
          <text:list text:style-name="L1">
            <text:list-header>
              <text:p text:style-name="P6"><text:span text:style-name="T1">query t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.874cm" svg:height="0.69cm" svg:x="10.507cm" svg:y="11.046cm">
          <text:list text:style-name="L1">
            <text:list-header>
              <text:p text:style-name="P6"><text:span text:style-name="T1">rewrite</text:span><text:span text:style-name="T1">後の</text:span><text:span text:style-name="T1">query t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97cm" svg:height="0.69cm" svg:x="10.506cm" svg:y="13.648cm">
          <text:list text:style-name="L1">
            <text:list-header>
              <text:p text:style-name="P6"><text:span text:style-name="T1">plan tre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10.724cm" svg:y1="2.324cm" svg:x2="10.724cm" svg:y2="3.126cm">
          <text:p/>
        </draw:line>
        <draw:line draw:style-name="gr3" draw:text-style-name="P4" draw:layer="layout" svg:x1="10.724cm" svg:y1="15.928cm" svg:x2="10.724cm" svg:y2="16.528cm">
          <text:p/>
        </draw:line>
        <draw:line draw:style-name="gr3" draw:text-style-name="P4" draw:layer="layout" svg:x1="10.724cm" svg:y1="16.528cm" svg:x2="6.39cm" svg:y2="16.528cm">
          <text:p/>
        </draw:line>
        <draw:line draw:style-name="gr3" draw:text-style-name="P4" draw:layer="layout" svg:x1="6.39cm" svg:y1="16.528cm" svg:x2="6.39cm" svg:y2="2.324cm">
          <text:p/>
        </draw:line>
        <draw:line draw:style-name="gr3" draw:text-style-name="P4" draw:layer="layout" svg:x1="6.39cm" svg:y1="2.324cm" svg:x2="10.724cm" svg:y2="2.324cm">
          <text:p/>
        </draw:lin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標準">
        <draw:g>
          <draw:custom-shape draw:style-name="gr6" draw:text-style-name="P2" draw:layer="layout" svg:width="3.9cm" svg:height="1.959cm" svg:x="3.907cm" svg:y="0.926cm">
            <text:list text:style-name="L1">
              <text:list-header>
                <text:p text:style-name="P6"><text:span text:style-name="T2">NodeType = T_IntList</text:span></text:p>
                <text:p text:style-name="P6"><text:span text:style-name="T2">length = 3</text:span></text:p>
                <text:p text:style-name="P6"><text:span text:style-name="T2">head</text:span></text:p>
                <text:p text:style-name="P6"><text:span text:style-name="T2">tai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4" draw:layer="layout" svg:x1="3.959cm" svg:y1="1.596cm" svg:x2="8.073cm" svg:y2="1.596cm">
            <text:p/>
          </draw:line>
          <draw:line draw:style-name="gr3" draw:text-style-name="P4" draw:layer="layout" svg:x1="3.959cm" svg:y1="1.997cm" svg:x2="8.073cm" svg:y2="1.997cm">
            <text:p/>
          </draw:line>
          <draw:line draw:style-name="gr3" draw:text-style-name="P4" draw:layer="layout" svg:x1="3.959cm" svg:y1="2.398cm" svg:x2="8.073cm" svg:y2="2.398cm">
            <text:p/>
          </draw:line>
        </draw:g>
        <draw:g>
          <draw:custom-shape draw:style-name="gr7" draw:text-style-name="P2" draw:layer="layout" svg:width="3.465cm" svg:height="1.204cm" svg:x="4.225cm" svg:y="4.72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729cm" svg:height="0.69cm" svg:x="5.519cm" svg:y="4.723cm">
            <text:list text:style-name="L1">
              <text:list-header>
                <text:p text:style-name="P6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4" draw:layer="layout" svg:x1="4.225cm" svg:y1="5.323cm" svg:x2="7.69cm" svg:y2="5.323cm">
            <text:p/>
          </draw:line>
        </draw:g>
        <draw:g>
          <draw:custom-shape draw:style-name="gr7" draw:text-style-name="P2" draw:layer="layout" svg:width="3.465cm" svg:height="1.203cm" svg:x="4.225cm" svg:y="7.3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729cm" svg:height="0.69cm" svg:x="5.519cm" svg:y="7.325cm">
            <text:list text:style-name="L1">
              <text:list-header>
                <text:p text:style-name="P6"><text:span text:style-name="T1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4" draw:layer="layout" svg:x1="4.225cm" svg:y1="7.924cm" svg:x2="7.69cm" svg:y2="7.924cm">
            <text:p/>
          </draw:line>
        </draw:g>
        <draw:g>
          <draw:custom-shape draw:style-name="gr7" draw:text-style-name="P2" draw:layer="layout" svg:width="3.465cm" svg:height="1.204cm" svg:x="4.225cm" svg:y="9.92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729cm" svg:height="0.69cm" svg:x="5.519cm" svg:y="9.922cm">
            <text:list text:style-name="L1">
              <text:list-header>
                <text:p text:style-name="P6"><text:span text:style-name="T1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4" draw:layer="layout" svg:x1="4.225cm" svg:y1="10.522cm" svg:x2="7.69cm" svg:y2="10.522cm">
            <text:p/>
          </draw:line>
        </draw:g>
        <draw:line draw:style-name="gr3" draw:text-style-name="P4" draw:layer="layout" svg:x1="8.123cm" svg:y1="2.725cm" svg:x2="8.775cm" svg:y2="2.725cm">
          <text:p/>
        </draw:line>
        <draw:line draw:style-name="gr3" draw:text-style-name="P4" draw:layer="layout" svg:x1="8.775cm" svg:y1="2.725cm" svg:x2="8.775cm" svg:y2="3.325cm">
          <text:p/>
        </draw:line>
        <draw:line draw:style-name="gr3" draw:text-style-name="P4" draw:layer="layout" svg:x1="8.775cm" svg:y1="3.325cm" svg:x2="2.487cm" svg:y2="3.325cm">
          <text:p/>
        </draw:line>
        <draw:line draw:style-name="gr3" draw:text-style-name="P4" draw:layer="layout" svg:x1="2.487cm" svg:y1="3.325cm" svg:x2="2.487cm" svg:y2="10.323cm">
          <text:p/>
        </draw:line>
        <draw:line draw:style-name="gr4" draw:text-style-name="P4" draw:layer="layout" svg:x1="2.487cm" svg:y1="10.323cm" svg:x2="4.225cm" svg:y2="10.323cm">
          <text:p/>
        </draw:line>
        <draw:line draw:style-name="gr3" draw:text-style-name="P4" draw:layer="layout" svg:x1="8.123cm" svg:y1="2.125cm" svg:x2="9.208cm" svg:y2="2.125cm">
          <text:p/>
        </draw:line>
        <draw:line draw:style-name="gr3" draw:text-style-name="P4" draw:layer="layout" svg:x1="9.208cm" svg:y1="2.125cm" svg:x2="9.208cm" svg:y2="3.925cm">
          <text:p/>
        </draw:line>
        <draw:line draw:style-name="gr3" draw:text-style-name="P4" draw:layer="layout" svg:x1="9.208cm" svg:y1="3.925cm" svg:x2="3.356cm" svg:y2="3.925cm">
          <text:p/>
        </draw:line>
        <draw:line draw:style-name="gr3" draw:text-style-name="P4" draw:layer="layout" svg:x1="3.356cm" svg:y1="3.925cm" svg:x2="3.356cm" svg:y2="4.926cm">
          <text:p/>
        </draw:line>
        <draw:line draw:style-name="gr4" draw:text-style-name="P4" draw:layer="layout" svg:x1="3.356cm" svg:y1="4.926cm" svg:x2="4.225cm" svg:y2="4.926cm">
          <text:p/>
        </draw:line>
        <draw:g>
          <draw:line draw:style-name="gr3" draw:text-style-name="P4" draw:layer="layout" svg:x1="7.69cm" svg:y1="5.724cm" svg:x2="8.554cm" svg:y2="5.724cm">
            <text:p/>
          </draw:line>
          <draw:line draw:style-name="gr3" draw:text-style-name="P4" draw:layer="layout" svg:x1="8.554cm" svg:y1="5.724cm" svg:x2="8.554cm" svg:y2="6.725cm">
            <text:p/>
          </draw:line>
          <draw:line draw:style-name="gr3" draw:text-style-name="P4" draw:layer="layout" svg:x1="8.554cm" svg:y1="6.725cm" svg:x2="3.572cm" svg:y2="6.725cm">
            <text:p/>
          </draw:line>
          <draw:line draw:style-name="gr3" draw:text-style-name="P4" draw:layer="layout" svg:x1="3.572cm" svg:y1="6.725cm" svg:x2="3.572cm" svg:y2="7.523cm">
            <text:p/>
          </draw:line>
          <draw:line draw:style-name="gr4" draw:text-style-name="P4" draw:layer="layout" svg:x1="3.572cm" svg:y1="7.523cm" svg:x2="4.221cm" svg:y2="7.523cm">
            <text:p/>
          </draw:line>
        </draw:g>
        <draw:g>
          <draw:line draw:style-name="gr3" draw:text-style-name="P4" draw:layer="layout" svg:x1="7.69cm" svg:y1="8.326cm" svg:x2="8.554cm" svg:y2="8.326cm">
            <text:p/>
          </draw:line>
          <draw:line draw:style-name="gr3" draw:text-style-name="P4" draw:layer="layout" svg:x1="8.554cm" svg:y1="8.326cm" svg:x2="8.554cm" svg:y2="9.327cm">
            <text:p/>
          </draw:line>
          <draw:line draw:style-name="gr3" draw:text-style-name="P4" draw:layer="layout" svg:x1="8.554cm" svg:y1="9.327cm" svg:x2="3.572cm" svg:y2="9.327cm">
            <text:p/>
          </draw:line>
          <draw:line draw:style-name="gr3" draw:text-style-name="P4" draw:layer="layout" svg:x1="3.572cm" svg:y1="9.327cm" svg:x2="3.572cm" svg:y2="10.125cm">
            <text:p/>
          </draw:line>
          <draw:line draw:style-name="gr4" draw:text-style-name="P4" draw:layer="layout" svg:x1="3.572cm" svg:y1="10.125cm" svg:x2="4.221cm" svg:y2="10.125cm">
            <text:p/>
          </draw:line>
        </draw:g>
        <draw:line draw:style-name="gr8" draw:text-style-name="P4" draw:layer="layout" svg:x1="10.076cm" svg:y1="4.524cm" svg:x2="6.174cm" svg:y2="5.124cm">
          <text:p/>
        </draw:line>
        <draw:custom-shape draw:style-name="gr5" draw:text-style-name="P2" draw:layer="layout" svg:width="1.402cm" svg:height="1.113cm" svg:x="10.014cm" svg:y="4.053cm">
          <text:list text:style-name="L1">
            <text:list-header>
              <text:p text:style-name="P6"><text:span text:style-name="T2">lfirst</text:span></text:p>
              <text:p text:style-name="P6"><text:span text:style-name="T2">liniti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4" draw:layer="layout" svg:x1="10.292cm" svg:y1="7.523cm" svg:x2="6.174cm" svg:y2="7.726cm">
          <text:p/>
        </draw:line>
        <draw:custom-shape draw:style-name="gr5" draw:text-style-name="P2" draw:layer="layout" svg:width="1.745cm" svg:height="1.113cm" svg:x="10.073cm" svg:y="6.623cm">
          <text:list text:style-name="L1">
            <text:list-header>
              <text:p text:style-name="P6"><text:span text:style-name="T2">lnext</text:span></text:p>
              <text:p text:style-name="P6"><text:span text:style-name="T2">lsecon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4" draw:layer="layout" svg:x1="10.076cm" svg:y1="9.723cm" svg:x2="6.174cm" svg:y2="10.323cm">
          <text:p/>
        </draw:line>
        <draw:custom-shape draw:style-name="gr5" draw:text-style-name="P2" draw:layer="layout" svg:width="1.292cm" svg:height="1.113cm" svg:x="10.076cm" svg:y="9.124cm">
          <text:list text:style-name="L1">
            <text:list-header>
              <text:p text:style-name="P6"><text:span text:style-name="T2">lthird</text:span></text:p>
              <text:p text:style-name="P6"><text:span text:style-name="T2">llas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4" draw:layer="layout" svg:x1="10.291cm" svg:y1="7.122cm" svg:x2="7.69cm" svg:y2="7.325cm">
          <text:p/>
        </draw:lin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標準">
        <draw:custom-shape draw:style-name="gr2" draw:text-style-name="P2" draw:layer="layout" svg:width="8.67cm" svg:height="11.401cm" svg:x="0.754cm" svg:y="3.726cm">
          <text:list text:style-name="L1">
            <text:list-header>
              <text:p text:style-name="P1"><text:span text:style-name="T2">NodeTag: SELECT</text:span></text:p>
              <text:p text:style-name="P1"><text:span text:style-name="T2">DISTINCT</text:span><text:span text:style-name="T2">節</text:span><text:span text:style-name="T2">(distinctCluase): NIL</text:span></text:p>
              <text:p text:style-name="P1"><text:span text:style-name="T2">INTO</text:span><text:span text:style-name="T2">節</text:span><text:span text:style-name="T2">(into): NULL</text:span></text:p>
              <text:p text:style-name="P1"><text:span text:style-name="T2">INTO</text:span><text:span text:style-name="T2">節の列名</text:span><text:span text:style-name="T2">(intoColNames): MUST_NOT_HAVE_OIDS </text:span></text:p>
              <text:p text:style-name="P1"><text:span text:style-name="T2">検索ターゲットリスト</text:span><text:span text:style-name="T2">(targetList)</text:span></text:p>
              <text:p text:style-name="P1"><text:span text:style-name="T2">FROM</text:span><text:span text:style-name="T2">節</text:span><text:span text:style-name="T2">(fromClause): NIL</text:span></text:p>
              <text:p text:style-name="P1"><text:span text:style-name="T2">WHERE</text:span><text:span text:style-name="T2">節</text:span><text:span text:style-name="T2">(whereClause): </text:span></text:p>
              <text:p text:style-name="P1"><text:span text:style-name="T2">GROUP BY</text:span><text:span text:style-name="T2">節</text:span><text:span text:style-name="T2">(groupClause): NIL</text:span></text:p>
              <text:p text:style-name="P1"><text:span text:style-name="T2">HAVING</text:span><text:span text:style-name="T2">節</text:span><text:span text:style-name="T2">(havingClause): NIL</text:span></text:p>
              <text:p text:style-name="P1"><text:span text:style-name="T2">ORDER BY</text:span><text:span text:style-name="T2">節</text:span><text:span text:style-name="T2">(sortClause): NIL</text:span></text:p>
              <text:p text:style-name="P1"><text:span text:style-name="T2">LIMIT</text:span><text:span text:style-name="T2">節</text:span><text:span text:style-name="T2">(limitOffset): NIL</text:span></text:p>
              <text:p text:style-name="P1"><text:span text:style-name="T2">LIMIT</text:span><text:span text:style-name="T2">カウント</text:span><text:span text:style-name="T2">(limitCount): NIL</text:span></text:p>
              <text:p text:style-name="P1"><text:span text:style-name="T2">FOR UPDATE</text:span><text:span text:style-name="T2">節</text:span><text:span text:style-name="T2">(forUpdate): NIL</text:span></text:p>
              <text:p text:style-name="P1"><text:span text:style-name="T2">SELECT</text:span><text:span text:style-name="T2">の組み合わせ？</text:span><text:span text:style-name="T2">op: 0</text:span></text:p>
              <text:p text:style-name="P1"><text:span text:style-name="T2">ALL</text:span><text:span text:style-name="T2">あり</text:span><text:span text:style-name="T2">(all): false</text:span></text:p>
              <text:p text:style-name="P1"><text:span text:style-name="T2">左子</text:span><text:span text:style-name="T2">SELECT</text:span><text:span text:style-name="T2">文</text:span><text:span text:style-name="T2">(larg): NIL</text:span></text:p>
              <text:p text:style-name="P1"><text:span text:style-name="T2">右子</text:span><text:span text:style-name="T2">(ragr): 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5.216cm" svg:height="1.959cm" svg:x="10.703cm" svg:y="3.748cm">
          <text:list text:style-name="L1">
            <text:list-header>
              <text:p text:style-name="P6"><text:span text:style-name="T2">NodeTag: RESTARGET</text:span></text:p>
              <text:p text:style-name="P6"><text:span text:style-name="T2">列名</text:span><text:span text:style-name="T2">(name): NIL</text:span></text:p>
              <text:p text:style-name="P6"><text:span text:style-name="T2">配列の添え字</text:span><text:span text:style-name="T2">(indirection): NIL</text:span></text:p>
              <text:p text:style-name="P6"><text:span text:style-name="T2">列値</text:span><text:span text:style-name="T2">(val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7.042cm" svg:y1="7.325cm" svg:x2="10.076cm" svg:y2="7.325cm">
          <text:p/>
        </draw:line>
        <draw:line draw:style-name="gr3" draw:text-style-name="P4" draw:layer="layout" svg:x1="10.076cm" svg:y1="7.325cm" svg:x2="10.076cm" svg:y2="4.723cm">
          <text:p/>
        </draw:line>
        <draw:line draw:style-name="gr4" draw:text-style-name="P4" draw:layer="layout" svg:x1="10.076cm" svg:y1="4.723cm" svg:x2="10.724cm" svg:y2="4.723cm">
          <text:p/>
        </draw:line>
        <draw:custom-shape draw:style-name="gr6" draw:text-style-name="P2" draw:layer="layout" svg:width="4.399cm" svg:height="1.113cm" svg:x="17.882cm" svg:y="3.726cm">
          <text:list text:style-name="L1">
            <text:list-header>
              <text:p text:style-name="P6"><text:span text:style-name="T2">NodeTag: COLUMNREF</text:span></text:p>
              <text:p text:style-name="P6"><text:span text:style-name="T2">列値のリスト</text:span><text:span text:style-name="T2">(field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.768cm" svg:height="1.071cm" svg:x="2.647cm" svg:y="2.58cm">
          <text:list text:style-name="L1">
            <text:list-header>
              <text:p text:style-name="P6"><text:span text:style-name="T3">SelectStm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.438cm" svg:height="1.071cm" svg:x="11.098cm" svg:y="2.58cm">
          <text:list text:style-name="L1">
            <text:list-header>
              <text:p text:style-name="P6"><text:span text:style-name="T3">Restarge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12.894cm" svg:y1="5.525cm" svg:x2="17.008cm" svg:y2="5.525cm">
          <text:p/>
        </draw:line>
        <draw:line draw:style-name="gr3" draw:text-style-name="P4" draw:layer="layout" svg:x1="17.008cm" svg:y1="5.524cm" svg:x2="17.008cm" svg:y2="4.325cm">
          <text:p/>
        </draw:line>
        <draw:line draw:style-name="gr4" draw:text-style-name="P4" draw:layer="layout" svg:x1="17.008cm" svg:y1="4.326cm" svg:x2="17.877cm" svg:y2="4.326cm">
          <text:p/>
        </draw:line>
        <draw:custom-shape draw:style-name="gr9" draw:text-style-name="P2" draw:layer="layout" svg:width="0.915cm" svg:height="0.69cm" svg:x="18.145cm" svg:y="5.724cm">
          <text:list text:style-name="L1">
            <text:list-header>
              <text:p text:style-name="P6"><text:span text:style-name="T1">"*"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21.559cm" svg:y1="4.524cm" svg:x2="23.076cm" svg:y2="4.524cm">
          <text:p/>
        </draw:line>
        <draw:line draw:style-name="gr3" draw:text-style-name="P4" draw:layer="layout" svg:x1="23.076cm" svg:y1="4.524cm" svg:x2="23.076cm" svg:y2="5.124cm">
          <text:p/>
        </draw:line>
        <draw:line draw:style-name="gr3" draw:text-style-name="P4" draw:layer="layout" svg:x1="23.076cm" svg:y1="5.124cm" svg:x2="17.44cm" svg:y2="5.124cm">
          <text:p/>
        </draw:line>
        <draw:line draw:style-name="gr3" draw:text-style-name="P4" draw:layer="layout" svg:x1="17.44cm" svg:y1="5.124cm" svg:x2="17.44cm" svg:y2="6.125cm">
          <text:p/>
        </draw:line>
        <draw:line draw:style-name="gr4" draw:text-style-name="P4" draw:layer="layout" svg:x1="17.44cm" svg:y1="6.125cm" svg:x2="18.093cm" svg:y2="6.125cm">
          <text:p/>
        </draw:line>
        <draw:custom-shape draw:style-name="gr5" draw:text-style-name="P2" draw:layer="layout" svg:width="3.883cm" svg:height="1.071cm" svg:x="18.041cm" svg:y="2.58cm">
          <text:list text:style-name="L1">
            <text:list-header>
              <text:p text:style-name="P6"><text:span text:style-name="T3">ColumnRe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107cm" svg:height="1.959cm" svg:x="10.435cm" svg:y="8.052cm">
          <text:list text:style-name="L1">
            <text:list-header>
              <text:p text:style-name="P6"><text:span text:style-name="T2">NodeTag: AEXPR_OP</text:span></text:p>
              <text:p text:style-name="P6"><text:span text:style-name="T2">演算子名リスト</text:span><text:span text:style-name="T2">(name)</text:span></text:p>
              <text:p text:style-name="P6"><text:span text:style-name="T2">左項</text:span><text:span text:style-name="T2">(lexpr)</text:span></text:p>
              <text:p text:style-name="P6"><text:span text:style-name="T2">右項</text:span><text:span text:style-name="T2">(rlexr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7.042cm" svg:y1="8.326cm" svg:x2="10.508cm" svg:y2="8.326cm">
          <text:p/>
        </draw:line>
        <draw:custom-shape draw:style-name="gr5" draw:text-style-name="P2" draw:layer="layout" svg:width="2.727cm" svg:height="1.071cm" svg:x="10.664cm" svg:y="6.981cm">
          <text:list text:style-name="L1">
            <text:list-header>
              <text:p text:style-name="P6"><text:span text:style-name="T3">A_Exp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399cm" svg:height="1.113cm" svg:x="16.59cm" svg:y="8.797cm">
          <text:list text:style-name="L1">
            <text:list-header>
              <text:p text:style-name="P6"><text:span text:style-name="T2">NodeTag: COLUMNREF</text:span></text:p>
              <text:p text:style-name="P6"><text:span text:style-name="T2">列値のリスト</text:span><text:span text:style-name="T2">(field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107cm" svg:height="1.536cm" svg:x="16.588cm" svg:y="10.195cm">
          <text:list text:style-name="L1">
            <text:list-header>
              <text:p text:style-name="P6"><text:span text:style-name="T2">NodeTag: A_CONST</text:span></text:p>
              <text:p text:style-name="P6"><text:span text:style-name="T2">定数値</text:span><text:span text:style-name="T2">(value)</text:span></text:p>
              <text:p text:style-name="P6"><text:span text:style-name="T2">型名</text:span><text:span text:style-name="T2">(typename): NUL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12.894cm" svg:y1="9.327cm" svg:x2="16.576cm" svg:y2="9.327cm">
          <text:p/>
        </draw:line>
        <draw:line draw:style-name="gr3" draw:text-style-name="P4" draw:layer="layout" svg:x1="12.894cm" svg:y1="9.723cm" svg:x2="15.491cm" svg:y2="9.723cm">
          <text:p/>
        </draw:line>
        <draw:line draw:style-name="gr3" draw:text-style-name="P4" draw:layer="layout" svg:x1="15.491cm" svg:y1="9.723cm" svg:x2="15.491cm" svg:y2="10.724cm">
          <text:p/>
        </draw:line>
        <draw:line draw:style-name="gr4" draw:text-style-name="P4" draw:layer="layout" svg:x1="15.491cm" svg:y1="10.724cm" svg:x2="16.576cm" svg:y2="10.724cm">
          <text:p/>
        </draw:line>
        <draw:custom-shape draw:style-name="gr9" draw:text-style-name="P2" draw:layer="layout" svg:width="0.983cm" svg:height="0.69cm" svg:x="16.629cm" svg:y="7.726cm">
          <text:list text:style-name="L1">
            <text:list-header>
              <text:p text:style-name="P6"><text:span text:style-name="T1">"="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14.623cm" svg:y1="8.925cm" svg:x2="15.491cm" svg:y2="8.925cm">
          <text:p/>
        </draw:line>
        <draw:line draw:style-name="gr3" draw:text-style-name="P4" draw:layer="layout" svg:x1="15.491cm" svg:y1="8.925cm" svg:x2="15.491cm" svg:y2="8.123cm">
          <text:p/>
        </draw:line>
        <draw:line draw:style-name="gr4" draw:text-style-name="P4" draw:layer="layout" svg:x1="15.491cm" svg:y1="8.123cm" svg:x2="16.576cm" svg:y2="8.123cm">
          <text:p/>
        </draw:line>
        <draw:custom-shape draw:style-name="gr9" draw:text-style-name="P2" draw:layer="layout" svg:width="1.245cm" svg:height="0.69cm" svg:x="22.264cm" svg:y="9.141cm">
          <text:list text:style-name="L1">
            <text:list-header>
              <text:p text:style-name="P6"><text:span text:style-name="T1">"aid"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20.258cm" svg:y1="9.525cm" svg:x2="22.212cm" svg:y2="9.525cm">
          <text:p/>
        </draw:line>
        <draw:custom-shape draw:style-name="gr6" draw:text-style-name="P2" draw:layer="layout" svg:width="3.692cm" svg:height="1.113cm" svg:x="16.703cm" svg:y="12.453cm">
          <text:list text:style-name="L1">
            <text:list-header>
              <text:p text:style-name="P6"><text:span text:style-name="T2">NodeTag: A_Integer</text:span></text:p>
              <text:p text:style-name="P6"><text:span text:style-name="T2">定数値</text:span><text:span text:style-name="T2">(ival): 10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19.394cm" svg:y1="10.927cm" svg:x2="21.996cm" svg:y2="10.927cm">
          <text:p/>
        </draw:line>
        <draw:line draw:style-name="gr3" draw:text-style-name="P4" draw:layer="layout" svg:x1="21.996cm" svg:y1="10.927cm" svg:x2="21.996cm" svg:y2="12.127cm">
          <text:p/>
        </draw:line>
        <draw:line draw:style-name="gr3" draw:text-style-name="P4" draw:layer="layout" svg:x1="21.995cm" svg:y1="12.127cm" svg:x2="15.49cm" svg:y2="12.127cm">
          <text:p/>
        </draw:line>
        <draw:line draw:style-name="gr3" draw:text-style-name="P4" draw:layer="layout" svg:x1="15.491cm" svg:y1="12.127cm" svg:x2="15.491cm" svg:y2="12.925cm">
          <text:p/>
        </draw:line>
        <draw:line draw:style-name="gr4" draw:text-style-name="P4" draw:layer="layout" svg:x1="15.491cm" svg:y1="12.925cm" svg:x2="16.576cm" svg:y2="12.925cm">
          <text:p/>
        </draw:line>
        <draw:custom-shape draw:style-name="gr5" draw:text-style-name="P2" draw:layer="layout" svg:width="2.244cm" svg:height="1.071cm" svg:x="16.953cm" svg:y="13.507cm">
          <text:list text:style-name="L1">
            <text:list-header>
              <text:p text:style-name="P6"><text:span text:style-name="T4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.099cm" svg:height="1.071cm" svg:x="21.932cm" svg:y="10.182cm">
          <text:list text:style-name="L1">
            <text:list-header>
              <text:p text:style-name="P6"><text:span text:style-name="T3">A_Con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.883cm" svg:height="1.071cm" svg:x="17.662cm" svg:y="7.907cm">
          <text:list text:style-name="L1">
            <text:list-header>
              <text:p text:style-name="P6"><text:span text:style-name="T3">ColumnRe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.588cm" svg:height="0.69cm" svg:x="4.18cm" svg:y="16.342cm">
          <text:list text:style-name="L1">
            <text:list-header>
              <text:p text:style-name="P6"><text:span text:style-name="T1">構造体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.588cm" svg:height="0.69cm" svg:x="7.342cm" svg:y="16.342cm">
          <text:list text:style-name="L1">
            <text:list-header>
              <text:p text:style-name="P6"><text:span text:style-name="T1">リスト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939cm" svg:height="0.69cm" svg:x="4.088cm" svg:y="15.725cm">
          <text:list text:style-name="L1">
            <text:list-header>
              <text:p text:style-name="P6"><text:span text:style-name="T1">構造体名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標準">
        <draw:custom-shape draw:style-name="gr6" draw:text-style-name="P2" draw:layer="layout" svg:width="10.576cm" svg:height="8.727cm" svg:x="0.516cm" svg:y="1.526cm">
          <text:list text:style-name="L1">
            <text:list-header>
              <text:p text:style-name="P6"><text:span text:style-name="T2">NodeTag: QUERY</text:span></text:p>
              <text:p text:style-name="P6"><text:span text:style-name="T2">SQL</text:span><text:span text:style-name="T2">の種類</text:span><text:span text:style-name="T2">(commandType): SELECT</text:span></text:p>
              <text:p text:style-name="P6"><text:span text:style-name="T2">問い合わせの出所</text:span><text:span text:style-name="T2">(querySource): 0(</text:span><text:span text:style-name="T2">オリジナル</text:span><text:span text:style-name="T2">)</text:span></text:p>
              <text:p text:style-name="P6"><text:span text:style-name="T2">コマンドタグ設定可能？</text:span><text:span text:style-name="T2">(cansetTag): true</text:span></text:p>
              <text:p text:style-name="P6"><text:span text:style-name="T2">ユーティリティコマンド</text:span><text:span text:style-name="T2">(utilityStmt): NULL</text:span></text:p>
              <text:p text:style-name="P6"><text:span text:style-name="T2">rtable</text:span><text:span text:style-name="T2">へのインデックス</text:span><text:span text:style-name="T2">(resultRelation): 0</text:span></text:p>
              <text:p text:style-name="P6"><text:span text:style-name="T2">SELECT INTO</text:span><text:span text:style-name="T2">のターゲット</text:span><text:span text:style-name="T2">(into): NULL</text:span></text:p>
              <text:p text:style-name="P6"><text:span text:style-name="T2">集約あり？</text:span><text:span text:style-name="T2">(hasAggs): false</text:span></text:p>
              <text:p text:style-name="P6"><text:span text:style-name="T2">副問い合わせあり？</text:span><text:span text:style-name="T2">(hasSubLinks): false</text:span></text:p>
              <text:p text:style-name="P6"><text:span text:style-name="T2">レンジテーブルリスト</text:span><text:span text:style-name="T2">(rtable):</text:span></text:p>
              <text:p text:style-name="P6"><text:span text:style-name="T2">FROM</text:span><text:span text:style-name="T2">句と</text:span><text:span text:style-name="T2">WHERE</text:span><text:span text:style-name="T2">句</text:span><text:span text:style-name="T2">(jointree):</text:span></text:p>
              <text:p text:style-name="P6"><text:span text:style-name="T2">FOR UPDATE</text:span><text:span text:style-name="T2">対象のテーブルへのインデックス</text:span><text:span text:style-name="T2">(rowMarks): NIL</text:span></text:p>
              <text:p text:style-name="P6"><text:span text:style-name="T2">ターゲットリスト</text:span><text:span text:style-name="T2">(tagetList):</text:span></text:p>
              <text:p text:style-name="P6"><text:span text:style-name="T2">GROUP BY</text:span><text:span text:style-name="T2">句リスト</text:span><text:span text:style-name="T2">(groupClause): NIL</text:span></text:p>
              <text:p text:style-name="P6"><text:span text:style-name="T2">HAVING</text:span><text:span text:style-name="T2">句</text:span><text:span text:style-name="T2">(havingQual):</text:span></text:p>
              <text:p text:style-name="P6"><text:span text:style-name="T2">DISTINCT</text:span><text:span text:style-name="T2">句リスト</text:span><text:span text:style-name="T2">: NIL</text:span></text:p>
              <text:p text:style-name="P6"><text:span text:style-name="T2">ORDER BY</text:span><text:span text:style-name="T2">句リスト</text:span><text:span text:style-name="T2">: NIL</text:span></text:p>
              <text:p text:style-name="P6"><text:span text:style-name="T2">リミット句</text:span><text:span text:style-name="T2">: NULL</text:span></text:p>
              <text:p text:style-name="P6"><text:span text:style-name="T2">オフセット数</text:span><text:span text:style-name="T2">: NULL</text:span></text:p>
              <text:p text:style-name="P6"><text:span text:style-name="T2">UNION/INTERSECT/EXCEPT</text:span><text:span text:style-name="T2">ツリー</text:span><text:span text:style-name="T2">(setOperations): NU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59cm" svg:height="1.071cm" svg:x="3.298cm" svg:y="0.379cm">
          <text:list text:style-name="L1">
            <text:list-header>
              <text:p text:style-name="P6"><text:span text:style-name="T4">Que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7.455cm" svg:height="3.228cm" svg:x="13.204cm" svg:y="1.601cm">
          <text:list text:style-name="L1">
            <text:list-header>
              <text:p text:style-name="P6"><text:span text:style-name="T2">RTE</text:span><text:span text:style-name="T2">種類</text:span><text:span text:style-name="T2">(rtekind): RTE_RELATION</text:span></text:p>
              <text:p text:style-name="P6"><text:span text:style-name="T2">ユーザ指定別名</text:span><text:span text:style-name="T2">(alias): NULL</text:span></text:p>
              <text:p text:style-name="P6"><text:span text:style-name="T2">別名リスト</text:span></text:p>
              <text:p text:style-name="P6"><text:span text:style-name="T2">継承</text:span><text:span text:style-name="T2">?(inh): false</text:span></text:p>
              <text:p text:style-name="P6"><text:span text:style-name="T2">IN</text:span><text:span text:style-name="T2">あり？</text:span><text:span text:style-name="T2">(inFromCL): false</text:span></text:p>
              <text:p text:style-name="P6"><text:span text:style-name="T2">アクセス権</text:span><text:span text:style-name="T2">(requiredPerms): ACL_SELECT</text:span></text:p>
              <text:p text:style-name="P6"><text:span text:style-name="T2">アクセス権チェックユーザ</text:span><text:span text:style-name="T2">(checkAsUser):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5.745cm" svg:height="1.071cm" svg:x="14.138cm" svg:y="0.454cm">
          <text:list text:style-name="L1">
            <text:list-header>
              <text:p text:style-name="P6"><text:span text:style-name="T3">RangeTableEnt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5.741cm" svg:y1="5.724cm" svg:x2="12.457cm" svg:y2="5.724cm">
          <text:p/>
        </draw:line>
        <draw:line draw:style-name="gr3" draw:text-style-name="P4" draw:layer="layout" svg:x1="12.457cm" svg:y1="5.723cm" svg:x2="12.457cm" svg:y2="3.324cm">
          <text:p/>
        </draw:line>
        <draw:line draw:style-name="gr4" draw:text-style-name="P4" draw:layer="layout" svg:x1="12.457cm" svg:y1="3.325cm" svg:x2="13.326cm" svg:y2="3.325cm">
          <text:p/>
        </draw:line>
        <draw:custom-shape draw:style-name="gr6" draw:text-style-name="P2" draw:layer="layout" svg:width="4.92cm" svg:height="1.536cm" svg:x="13.554cm" svg:y="5.724cm">
          <text:list text:style-name="L1">
            <text:list-header>
              <text:p text:style-name="P6"><text:span text:style-name="T2">NodeTag: ALIAS</text:span></text:p>
              <text:p text:style-name="P6"><text:span text:style-name="T2">別名</text:span><text:span text:style-name="T2">(aliasname): "accounts"</text:span></text:p>
              <text:p text:style-name="P6"><text:span text:style-name="T2">列名リスト</text:span><text:span text:style-name="T2">(colnames)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15.928cm" svg:y1="2.924cm" svg:x2="21.775cm" svg:y2="2.924cm">
          <text:p/>
        </draw:line>
        <draw:line draw:style-name="gr3" draw:text-style-name="P4" draw:layer="layout" svg:x1="21.775cm" svg:y1="2.924cm" svg:x2="21.775cm" svg:y2="5.323cm">
          <text:p/>
        </draw:line>
        <draw:line draw:style-name="gr3" draw:text-style-name="P4" draw:layer="layout" svg:x1="21.774cm" svg:y1="5.323cm" svg:x2="12.893cm" svg:y2="5.323cm">
          <text:p/>
        </draw:line>
        <draw:line draw:style-name="gr3" draw:text-style-name="P4" draw:layer="layout" svg:x1="12.894cm" svg:y1="5.323cm" svg:x2="12.894cm" svg:y2="6.324cm">
          <text:p/>
        </draw:line>
        <draw:line draw:style-name="gr4" draw:text-style-name="P4" draw:layer="layout" svg:x1="12.894cm" svg:y1="6.324cm" svg:x2="13.542cm" svg:y2="6.324cm">
          <text:p/>
        </draw:line>
        <draw:custom-shape draw:style-name="gr10" draw:text-style-name="P2" draw:layer="layout" svg:width="1.522cm" svg:height="0.69cm" svg:x="20.258cm" svg:y="6.125cm">
          <text:list text:style-name="L1">
            <text:list-header>
              <text:p text:style-name="P1"><text:span text:style-name="T1">a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517cm" svg:height="0.69cm" svg:x="22.86cm" svg:y="6.125cm">
          <text:list text:style-name="L1">
            <text:list-header>
              <text:p text:style-name="P1"><text:span text:style-name="T1">b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597cm" svg:height="0.69cm" svg:x="22.86cm" svg:y="4.524cm">
          <text:list text:style-name="L1">
            <text:list-header>
              <text:p text:style-name="P1"><text:span text:style-name="T2">abala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597cm" svg:height="0.69cm" svg:x="22.86cm" svg:y="2.924cm">
          <text:list text:style-name="L1">
            <text:list-header>
              <text:p text:style-name="P1"><text:span text:style-name="T1">fill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18.962cm" svg:y1="6.526cm" svg:x2="20.258cm" svg:y2="6.526cm">
          <text:p/>
        </draw:line>
        <draw:line draw:style-name="gr4" draw:text-style-name="P4" draw:layer="layout" svg:x1="21.775cm" svg:y1="6.526cm" svg:x2="22.86cm" svg:y2="6.526cm">
          <text:p/>
        </draw:line>
        <draw:line draw:style-name="gr4" draw:text-style-name="P4" draw:layer="layout" svg:x1="23.508cm" svg:y1="6.125cm" svg:x2="23.508cm" svg:y2="5.323cm">
          <text:p/>
        </draw:line>
        <draw:line draw:style-name="gr4" draw:text-style-name="P4" draw:layer="layout" svg:x1="23.508cm" svg:y1="4.524cm" svg:x2="23.508cm" svg:y2="3.726cm">
          <text:p/>
        </draw:line>
        <draw:custom-shape draw:style-name="gr6" draw:text-style-name="P2" draw:layer="layout" svg:width="4.162cm" svg:height="1.536cm" svg:x="13.582cm" svg:y="8.171cm">
          <text:list text:style-name="L1">
            <text:list-header>
              <text:p text:style-name="P6"><text:span text:style-name="T2">NodeTag: FROMEXPR</text:span></text:p>
              <text:p text:style-name="P6"><text:span text:style-name="T2">FROM</text:span><text:span text:style-name="T2">リスト</text:span><text:span text:style-name="T2">(fromlist):</text:span></text:p>
              <text:p text:style-name="P6"><text:span text:style-name="T2">検索条件</text:span><text:span text:style-name="T2">(qual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.476cm" svg:height="1.071cm" svg:x="13.482cm" svg:y="7.307cm">
          <text:list text:style-name="L1">
            <text:list-header>
              <text:p text:style-name="P6"><text:span text:style-name="T3">FromExp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6.39cm" svg:y1="6.125cm" svg:x2="12.457cm" svg:y2="6.125cm">
          <text:p/>
        </draw:line>
        <draw:line draw:style-name="gr3" draw:text-style-name="P4" draw:layer="layout" svg:x1="12.457cm" svg:y1="6.125cm" svg:x2="12.457cm" svg:y2="8.727cm">
          <text:p/>
        </draw:line>
        <draw:line draw:style-name="gr4" draw:text-style-name="P4" draw:layer="layout" svg:x1="12.457cm" svg:y1="8.727cm" svg:x2="13.542cm" svg:y2="8.727cm">
          <text:p/>
        </draw:line>
        <draw:custom-shape draw:style-name="gr10" draw:text-style-name="P2" draw:layer="layout" svg:width="6.284cm" svg:height="1.333cm" svg:x="18.962cm" svg:y="8.14cm">
          <text:list text:style-name="L1">
            <text:list-header>
              <text:p text:style-name="P1"><text:span text:style-name="T2">NodeTag: RANGETABLEREF</text:span></text:p>
              <text:p text:style-name="P1"><text:span text:style-name="T2">RTE</text:span><text:span text:style-name="T2">インデックス</text:span><text:span text:style-name="T2">rtindex):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5.225cm" svg:height="1.071cm" svg:x="19.121cm" svg:y="7.179cm">
          <text:list text:style-name="L1">
            <text:list-header>
              <text:p text:style-name="P6"><text:span text:style-name="T3">RangeTableRe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17.657cm" svg:y1="8.925cm" svg:x2="18.962cm" svg:y2="8.925cm">
          <text:p/>
        </draw:line>
        <draw:custom-shape draw:style-name="gr6" draw:text-style-name="P2" draw:layer="layout" svg:width="6.452cm" svg:height="2.805cm" svg:x="13.434cm" svg:y="10.654cm">
          <text:list text:style-name="L1">
            <text:list-header>
              <text:p text:style-name="P6"><text:span text:style-name="T2">NodeTag: OPEXR</text:span></text:p>
              <text:p text:style-name="P6"><text:span text:style-name="T2">オペレータ</text:span><text:span text:style-name="T2">OID(opno): 96</text:span></text:p>
              <text:p text:style-name="P6"><text:span text:style-name="T2">関数</text:span><text:span text:style-name="T2">OID(opfuncid): 0</text:span></text:p>
              <text:p text:style-name="P6"><text:span text:style-name="T2">関数結果型</text:span><text:span text:style-name="T2">OID(opresultttype): 16</text:span></text:p>
              <text:p text:style-name="P6"><text:span text:style-name="T2">関数の結果はセット</text:span><text:span text:style-name="T2">?(oprretset): false</text:span></text:p>
              <text:p text:style-name="P6"><text:span text:style-name="T2">引数リスト</text:span><text:span text:style-name="T2">(args):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803cm" svg:height="1.071cm" svg:x="13.221cm" svg:y="9.706cm">
          <text:list text:style-name="L1">
            <text:list-header>
              <text:p text:style-name="P6"><text:span text:style-name="T3">OpExp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16.792cm" svg:y1="9.525cm" svg:x2="18.525cm" svg:y2="9.525cm">
          <text:p/>
        </draw:line>
        <draw:line draw:style-name="gr3" draw:text-style-name="P4" draw:layer="layout" svg:x1="18.525cm" svg:y1="9.525cm" svg:x2="18.525cm" svg:y2="9.926cm">
          <text:p/>
        </draw:line>
        <draw:line draw:style-name="gr3" draw:text-style-name="P4" draw:layer="layout" svg:x1="18.525cm" svg:y1="9.926cm" svg:x2="12.457cm" svg:y2="9.926cm">
          <text:p/>
        </draw:line>
        <draw:line draw:style-name="gr3" draw:text-style-name="P4" draw:layer="layout" svg:x1="12.457cm" svg:y1="9.926cm" svg:x2="12.457cm" svg:y2="10.927cm">
          <text:p/>
        </draw:line>
        <draw:line draw:style-name="gr4" draw:text-style-name="P4" draw:layer="layout" svg:x1="12.457cm" svg:y1="10.927cm" svg:x2="13.542cm" svg:y2="10.927cm">
          <text:p/>
        </draw:line>
        <draw:custom-shape draw:style-name="gr9" draw:text-style-name="P2" draw:layer="layout" svg:width="4.852cm" svg:height="4.074cm" svg:x="20.723cm" svg:y="10.702cm">
          <text:list text:style-name="L1">
            <text:list-header>
              <text:p text:style-name="P6"><text:span text:style-name="T2">NodeTag: VAR</text:span></text:p>
              <text:p text:style-name="P6"><text:span text:style-name="T2">RTE</text:span><text:span text:style-name="T2">インデックス</text:span><text:span text:style-name="T2">(varno): 1</text:span></text:p>
              <text:p text:style-name="P6"><text:span text:style-name="T2">列番号</text:span><text:span text:style-name="T2">(varattno): 1</text:span></text:p>
              <text:p text:style-name="P6"><text:span text:style-name="T2">列データ型</text:span><text:span text:style-name="T2">(vartype): 23</text:span></text:p>
              <text:p text:style-name="P6"><text:span text:style-name="T2">型修飾子</text:span><text:span text:style-name="T2">(vartypmod): -1</text:span></text:p>
              <text:p text:style-name="P6"><text:span text:style-name="T2">相関副問い合わせ</text:span></text:p>
              <text:p text:style-name="P6"><text:span text:style-name="T2">参照レベル</text:span><text:span text:style-name="T2">(varlevelsup): 0</text:span></text:p>
              <text:p text:style-name="P6"><text:span text:style-name="T2">元の</text:span><text:span text:style-name="T2">varno(varnoold): 1</text:span></text:p>
              <text:p text:style-name="P6"><text:span text:style-name="T2">元の</text:span><text:span text:style-name="T2">varattno(varoattno):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75cm" svg:height="1.071cm" svg:x="21.493cm" svg:y="9.723cm">
          <text:list text:style-name="L1">
            <text:list-header>
              <text:p text:style-name="P6"><text:span text:style-name="T3">Va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16.792cm" svg:y1="13.123cm" svg:x2="20.695cm" svg:y2="13.123cm">
          <text:p/>
        </draw:line>
        <draw:custom-shape draw:style-name="gr9" draw:text-style-name="P2" draw:layer="layout" svg:width="4.64cm" svg:height="2.805cm" svg:x="18.71cm" svg:y="15.615cm">
          <text:list text:style-name="L1">
            <text:list-header>
              <text:p text:style-name="P6"><text:span text:style-name="T2">NodeTag: CONST</text:span></text:p>
              <text:p text:style-name="P6"><text:span text:style-name="T2">データ型</text:span><text:span text:style-name="T2">(consttype): 23</text:span></text:p>
              <text:p text:style-name="P6"><text:span text:style-name="T2">データ長</text:span><text:span text:style-name="T2">(constlen ): 4</text:span></text:p>
              <text:p text:style-name="P6"><text:span text:style-name="T2">値渡し？</text:span><text:span text:style-name="T2">(constbyval): true</text:span></text:p>
              <text:p text:style-name="P6"><text:span text:style-name="T2">NULL?(constisnull): false</text:span></text:p>
              <text:p text:style-name="P6"><text:span text:style-name="T2">値</text:span><text:span text:style-name="T2">(constvalue):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367cm" svg:height="1.113cm" svg:x="24.237cm" svg:y="15.588cm">
          <text:list text:style-name="L1">
            <text:list-header>
              <text:p text:style-name="P6"><text:span text:style-name="T1">データ長</text:span><text:span text:style-name="T1">: 4</text:span></text:p>
              <text:p text:style-name="P6"><text:span text:style-name="T1">データ</text:span><text:span text:style-name="T1">: 10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21.559cm" svg:y1="18.124cm" svg:x2="23.958cm" svg:y2="18.124cm">
          <text:p/>
        </draw:line>
        <draw:line draw:style-name="gr3" draw:text-style-name="P4" draw:layer="layout" svg:x1="23.958cm" svg:y1="18.123cm" svg:x2="23.958cm" svg:y2="16.324cm">
          <text:p/>
        </draw:line>
        <draw:line draw:style-name="gr4" draw:text-style-name="P4" draw:layer="layout" svg:x1="23.958cm" svg:y1="16.325cm" svg:x2="24.359cm" svg:y2="16.325cm">
          <text:p/>
        </draw:line>
        <draw:custom-shape draw:style-name="gr11" draw:text-style-name="P2" draw:layer="layout" svg:width="2.25cm" svg:height="1.065cm" svg:x="18.313cm" svg:y="14.543cm">
          <text:list text:style-name="L1">
            <text:list-header>
              <text:p text:style-name="P6"><text:span text:style-name="T4">Cons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23.16cm" svg:y1="14.927cm" svg:x2="21.158cm" svg:y2="15.527cm">
          <text:p/>
        </draw:line>
        <draw:custom-shape draw:style-name="gr9" draw:text-style-name="P2" draw:layer="layout" svg:width="4.852cm" svg:height="1.536cm" svg:x="0.779cm" svg:y="11.562cm">
          <text:list text:style-name="L1">
            <text:list-header>
              <text:p text:style-name="P6"><text:span text:style-name="T2">NodeTag: TARGETENTRY</text:span></text:p>
              <text:p text:style-name="P6"><text:span text:style-name="T2">リザルトドメイン</text:span><text:span text:style-name="T2">(resdom):</text:span></text:p>
              <text:p text:style-name="P6"><text:span text:style-name="T2">変数情報</text:span><text:span text:style-name="T2">(expr)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035cm" svg:height="1.071cm" svg:x="0.959cm" svg:y="10.526cm">
          <text:list text:style-name="L1">
            <text:list-header>
              <text:p text:style-name="P6"><text:span text:style-name="T3">TargetEnt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6.359cm" svg:height="4.92cm" svg:x="6.396cm" svg:y="11.778cm">
          <text:list text:style-name="L1">
            <text:list-header>
              <text:p text:style-name="P6"><text:span text:style-name="T2">NodeTag: RESDOM</text:span></text:p>
              <text:p text:style-name="P6"><text:span text:style-name="T2">列番号</text:span><text:span text:style-name="T2">(resno): 1</text:span></text:p>
              <text:p text:style-name="P6"><text:span text:style-name="T2">列型</text:span><text:span text:style-name="T2">(resno): 23</text:span></text:p>
              <text:p text:style-name="P6"><text:span text:style-name="T2">型修飾子</text:span><text:span text:style-name="T2">(restypmod): -1</text:span></text:p>
              <text:p text:style-name="P6"><text:span text:style-name="T2">列名</text:span><text:span text:style-name="T2">(resname): "aid"</text:span></text:p>
              <text:p text:style-name="P6"><text:span text:style-name="T2">ORDER BY/GROUP BY</text:span><text:span text:style-name="T2">で</text:span></text:p>
              <text:p text:style-name="P6"><text:span text:style-name="T2">参照インデックス</text:span><text:span text:style-name="T2">(ressortgroupref): 0</text:span></text:p>
              <text:p text:style-name="P6"><text:span text:style-name="T2">テーブル</text:span><text:span text:style-name="T2">OID(resorigtbl): 1833543</text:span></text:p>
              <text:p text:style-name="P6"><text:span text:style-name="T2">列番号</text:span><text:span text:style-name="T2">(resoorigcol): 1</text:span></text:p>
              <text:p text:style-name="P6"><text:span text:style-name="T2">結果に現れない列か？</text:span><text:span text:style-name="T2">(resjunk):</text:span></text:p>
              <text:p text:style-name="P6"><text:span text:style-name="T2">fal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4.852cm" svg:height="4.074cm" svg:x="13.249cm" svg:y="14.345cm">
          <text:list text:style-name="L1">
            <text:list-header>
              <text:p text:style-name="P6"><text:span text:style-name="T2">NodeTag: VAR</text:span></text:p>
              <text:p text:style-name="P6"><text:span text:style-name="T2">RTE</text:span><text:span text:style-name="T2">インデックス</text:span><text:span text:style-name="T2">(varno): 1</text:span></text:p>
              <text:p text:style-name="P6"><text:span text:style-name="T2">列番号</text:span><text:span text:style-name="T2">(varattno): 1</text:span></text:p>
              <text:p text:style-name="P6"><text:span text:style-name="T2">列データ型</text:span><text:span text:style-name="T2">(vartype): 23</text:span></text:p>
              <text:p text:style-name="P6"><text:span text:style-name="T2">型修飾子</text:span><text:span text:style-name="T2">(vartypmod): -1</text:span></text:p>
              <text:p text:style-name="P6"><text:span text:style-name="T2">相関副問い合わせ</text:span></text:p>
              <text:p text:style-name="P6"><text:span text:style-name="T2">参照レベル</text:span><text:span text:style-name="T2">(varlevelsup): 0</text:span></text:p>
              <text:p text:style-name="P6"><text:span text:style-name="T2">元の</text:span><text:span text:style-name="T2">varno(varnoold): 1</text:span></text:p>
              <text:p text:style-name="P6"><text:span text:style-name="T2">元の</text:span><text:span text:style-name="T2">varattno(varoattno):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75cm" svg:height="1.071cm" svg:x="14.186cm" svg:y="13.458cm">
          <text:list text:style-name="L1">
            <text:list-header>
              <text:p text:style-name="P6"><text:span text:style-name="T3">Va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5.358cm" svg:y1="6.923cm" svg:x2="11.558cm" svg:y2="6.923cm">
          <text:p/>
        </draw:line>
        <draw:line draw:style-name="gr3" draw:text-style-name="P4" draw:layer="layout" svg:x1="11.558cm" svg:y1="6.923cm" svg:x2="11.558cm" svg:y2="10.526cm">
          <text:p/>
        </draw:line>
        <draw:line draw:style-name="gr3" draw:text-style-name="P4" draw:layer="layout" svg:x1="11.557cm" svg:y1="10.526cm" svg:x2="0.356cm" svg:y2="10.526cm">
          <text:p/>
        </draw:line>
        <draw:line draw:style-name="gr3" draw:text-style-name="P4" draw:layer="layout" svg:x1="0.357cm" svg:y1="10.526cm" svg:x2="0.357cm" svg:y2="12.325cm">
          <text:p/>
        </draw:line>
        <draw:line draw:style-name="gr4" draw:text-style-name="P4" draw:layer="layout" svg:x1="0.357cm" svg:y1="12.325cm" svg:x2="0.758cm" svg:y2="12.325cm">
          <text:p/>
        </draw:line>
        <draw:line draw:style-name="gr4" draw:text-style-name="P4" draw:layer="layout" svg:x1="4.957cm" svg:y1="12.325cm" svg:x2="6.557cm" svg:y2="12.325cm">
          <text:p/>
        </draw:line>
        <draw:line draw:style-name="gr3" draw:text-style-name="P4" draw:layer="layout" svg:x1="3.559cm" svg:y1="12.726cm" svg:x2="6.156cm" svg:y2="12.726cm">
          <text:p/>
        </draw:line>
        <draw:line draw:style-name="gr3" draw:text-style-name="P4" draw:layer="layout" svg:x1="6.156cm" svg:y1="12.726cm" svg:x2="6.156cm" svg:y2="17.326cm">
          <text:p/>
        </draw:line>
        <draw:line draw:style-name="gr4" draw:text-style-name="P4" draw:layer="layout" svg:x1="6.156cm" svg:y1="17.326cm" svg:x2="13.357cm" svg:y2="17.326cm">
          <text:p/>
        </draw:line>
        <draw:line draw:style-name="gr4" draw:text-style-name="P4" draw:layer="layout" svg:x1="2.959cm" svg:y1="13.123cm" svg:x2="2.959cm" svg:y2="18.124cm">
          <text:p/>
        </draw:line>
        <draw:custom-shape draw:style-name="gr11" draw:text-style-name="P2" draw:layer="layout" svg:width="2.995cm" svg:height="1.065cm" svg:x="6.911cm" svg:y="10.746cm">
          <text:list text:style-name="L1">
            <text:list-header>
              <text:p text:style-name="P6"><text:span text:style-name="T3">Resdo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標準">
        <draw:custom-shape draw:style-name="gr9" draw:text-style-name="P2" draw:layer="layout" svg:width="4.852cm" svg:height="1.536cm" svg:x="0.779cm" svg:y="1.561cm">
          <text:list text:style-name="L1">
            <text:list-header>
              <text:p text:style-name="P6"><text:span text:style-name="T2">NodeTag: TARGETENTRY</text:span></text:p>
              <text:p text:style-name="P6"><text:span text:style-name="T2">リザルトドメイン</text:span><text:span text:style-name="T2">(resdom):</text:span></text:p>
              <text:p text:style-name="P6"><text:span text:style-name="T2">変数情報</text:span><text:span text:style-name="T2">(expr)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804cm" svg:height="4.074cm" svg:x="6.511cm" svg:y="1.526cm">
          <text:list text:style-name="L1">
            <text:list-header>
              <text:p text:style-name="P6"><text:span text:style-name="T2">NodeTag: RESDOM</text:span></text:p>
              <text:p text:style-name="P6"><text:span text:style-name="T2">列番号</text:span><text:span text:style-name="T2">(resno): 2</text:span></text:p>
              <text:p text:style-name="P6"><text:span text:style-name="T2">列型</text:span><text:span text:style-name="T2">(resno): 23</text:span></text:p>
              <text:p text:style-name="P6"><text:span text:style-name="T2">型修飾子</text:span><text:span text:style-name="T2">(restypmod): -1</text:span></text:p>
              <text:p text:style-name="P6"><text:span text:style-name="T2">列名</text:span><text:span text:style-name="T2">(resname): "bid"</text:span></text:p>
              <text:p text:style-name="P6"><text:span text:style-name="T2">(ressortgroupref): 0</text:span></text:p>
              <text:p text:style-name="P6"><text:span text:style-name="T2">テーブル</text:span><text:span text:style-name="T2">OID(resorigtbl): 1833543</text:span></text:p>
              <text:p text:style-name="P6"><text:span text:style-name="T2">列番号</text:span><text:span text:style-name="T2">(resoorigcol): 2</text:span></text:p>
              <text:p text:style-name="P6"><text:span text:style-name="T2">(resjunk):fal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4.852cm" svg:height="4.074cm" svg:x="13.249cm" svg:y="1.526cm">
          <text:list text:style-name="L1">
            <text:list-header>
              <text:p text:style-name="P6"><text:span text:style-name="T2">NodeTag: VAR</text:span></text:p>
              <text:p text:style-name="P6"><text:span text:style-name="T2">RTE</text:span><text:span text:style-name="T2">インデックス</text:span><text:span text:style-name="T2">(varno): 1</text:span></text:p>
              <text:p text:style-name="P6"><text:span text:style-name="T2">列番号</text:span><text:span text:style-name="T2">(varattno): 2</text:span></text:p>
              <text:p text:style-name="P6"><text:span text:style-name="T2">列データ型</text:span><text:span text:style-name="T2">(vartype): 23</text:span></text:p>
              <text:p text:style-name="P6"><text:span text:style-name="T2">型修飾子</text:span><text:span text:style-name="T2">(vartypmod): -1</text:span></text:p>
              <text:p text:style-name="P6"><text:span text:style-name="T2">相関副問い合わせ</text:span></text:p>
              <text:p text:style-name="P6"><text:span text:style-name="T2">参照レベル</text:span><text:span text:style-name="T2">(varlevelsup): 0</text:span></text:p>
              <text:p text:style-name="P6"><text:span text:style-name="T2">元の</text:span><text:span text:style-name="T2">varno(varnoold): 1</text:span></text:p>
              <text:p text:style-name="P6"><text:span text:style-name="T2">元の</text:span><text:span text:style-name="T2">varattno(varoattno): 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4.957cm" svg:y1="2.324cm" svg:x2="6.557cm" svg:y2="2.324cm">
          <text:p/>
        </draw:line>
        <draw:line draw:style-name="gr3" draw:text-style-name="P4" draw:layer="layout" svg:x1="3.559cm" svg:y1="2.924cm" svg:x2="6.156cm" svg:y2="2.924cm">
          <text:p/>
        </draw:line>
        <draw:line draw:style-name="gr3" draw:text-style-name="P4" draw:layer="layout" svg:x1="6.156cm" svg:y1="2.924cm" svg:x2="6.156cm" svg:y2="5.927cm">
          <text:p/>
        </draw:line>
        <draw:line draw:style-name="gr3" draw:text-style-name="P4" draw:layer="layout" svg:x1="6.156cm" svg:y1="5.927cm" svg:x2="12.96cm" svg:y2="5.927cm">
          <text:p/>
        </draw:line>
        <draw:line draw:style-name="gr3" draw:text-style-name="P4" draw:layer="layout" svg:x1="12.96cm" svg:y1="5.927cm" svg:x2="12.96cm" svg:y2="3.523cm">
          <text:p/>
        </draw:line>
        <draw:line draw:style-name="gr4" draw:text-style-name="P4" draw:layer="layout" svg:x1="12.96cm" svg:y1="3.523cm" svg:x2="13.357cm" svg:y2="3.523cm">
          <text:p/>
        </draw:line>
        <draw:custom-shape draw:style-name="gr9" draw:text-style-name="P2" draw:layer="layout" svg:width="4.852cm" svg:height="1.536cm" svg:x="0.947cm" svg:y="6.562cm">
          <text:list text:style-name="L1">
            <text:list-header>
              <text:p text:style-name="P6"><text:span text:style-name="T2">NodeTag: TARGETENTRY</text:span></text:p>
              <text:p text:style-name="P6"><text:span text:style-name="T2">リザルトドメイン</text:span><text:span text:style-name="T2">(resdom):</text:span></text:p>
              <text:p text:style-name="P6"><text:span text:style-name="T2">変数情報</text:span><text:span text:style-name="T2">(expr)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804cm" svg:height="4.074cm" svg:x="6.679cm" svg:y="6.526cm">
          <text:list text:style-name="L1">
            <text:list-header>
              <text:p text:style-name="P6"><text:span text:style-name="T2">NodeTag: RESDOM</text:span></text:p>
              <text:p text:style-name="P6"><text:span text:style-name="T2">列番号</text:span><text:span text:style-name="T2">(resno): 3</text:span></text:p>
              <text:p text:style-name="P6"><text:span text:style-name="T2">列型</text:span><text:span text:style-name="T2">(resno): 23</text:span></text:p>
              <text:p text:style-name="P6"><text:span text:style-name="T2">型修飾子</text:span><text:span text:style-name="T2">(restypmod): -1</text:span></text:p>
              <text:p text:style-name="P6"><text:span text:style-name="T2">列名</text:span><text:span text:style-name="T2">(resname): "abalance"</text:span></text:p>
              <text:p text:style-name="P6"><text:span text:style-name="T2">(ressortgroupref): 0</text:span></text:p>
              <text:p text:style-name="P6"><text:span text:style-name="T2">テーブル</text:span><text:span text:style-name="T2">OID(resorigtbl): 1833543</text:span></text:p>
              <text:p text:style-name="P6"><text:span text:style-name="T2">列番号</text:span><text:span text:style-name="T2">(resoorigcol): 3</text:span></text:p>
              <text:p text:style-name="P6"><text:span text:style-name="T2">(resjunk):fal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4.852cm" svg:height="4.074cm" svg:x="13.416cm" svg:y="6.526cm">
          <text:list text:style-name="L1">
            <text:list-header>
              <text:p text:style-name="P6"><text:span text:style-name="T2">NodeTag: VAR</text:span></text:p>
              <text:p text:style-name="P6"><text:span text:style-name="T2">RTE</text:span><text:span text:style-name="T2">インデックス</text:span><text:span text:style-name="T2">(varno): 1</text:span></text:p>
              <text:p text:style-name="P6"><text:span text:style-name="T2">列番号</text:span><text:span text:style-name="T2">(varattno): 3</text:span></text:p>
              <text:p text:style-name="P6"><text:span text:style-name="T2">列データ型</text:span><text:span text:style-name="T2">(vartype): 23</text:span></text:p>
              <text:p text:style-name="P6"><text:span text:style-name="T2">型修飾子</text:span><text:span text:style-name="T2">(vartypmod): -1</text:span></text:p>
              <text:p text:style-name="P6"><text:span text:style-name="T2">相関副問い合わせ</text:span></text:p>
              <text:p text:style-name="P6"><text:span text:style-name="T2">参照レベル</text:span><text:span text:style-name="T2">(varlevelsup): 0</text:span></text:p>
              <text:p text:style-name="P6"><text:span text:style-name="T2">元の</text:span><text:span text:style-name="T2">varno(varnoold): 1</text:span></text:p>
              <text:p text:style-name="P6"><text:span text:style-name="T2">元の</text:span><text:span text:style-name="T2">varattno(varoattno): 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5.124cm" svg:y1="7.325cm" svg:x2="6.725cm" svg:y2="7.325cm">
          <text:p/>
        </draw:line>
        <draw:line draw:style-name="gr3" draw:text-style-name="P4" draw:layer="layout" svg:x1="3.726cm" svg:y1="7.924cm" svg:x2="6.324cm" svg:y2="7.924cm">
          <text:p/>
        </draw:line>
        <draw:line draw:style-name="gr3" draw:text-style-name="P4" draw:layer="layout" svg:x1="6.324cm" svg:y1="7.924cm" svg:x2="6.324cm" svg:y2="10.927cm">
          <text:p/>
        </draw:line>
        <draw:line draw:style-name="gr3" draw:text-style-name="P4" draw:layer="layout" svg:x1="6.324cm" svg:y1="10.927cm" svg:x2="13.128cm" svg:y2="10.927cm">
          <text:p/>
        </draw:line>
        <draw:line draw:style-name="gr3" draw:text-style-name="P4" draw:layer="layout" svg:x1="13.128cm" svg:y1="10.926cm" svg:x2="13.128cm" svg:y2="8.523cm">
          <text:p/>
        </draw:line>
        <draw:line draw:style-name="gr4" draw:text-style-name="P4" draw:layer="layout" svg:x1="13.128cm" svg:y1="8.524cm" svg:x2="13.525cm" svg:y2="8.524cm">
          <text:p/>
        </draw:line>
        <draw:custom-shape draw:style-name="gr9" draw:text-style-name="P2" draw:layer="layout" svg:width="4.852cm" svg:height="1.536cm" svg:x="0.978cm" svg:y="11.562cm">
          <text:list text:style-name="L1">
            <text:list-header>
              <text:p text:style-name="P6"><text:span text:style-name="T2">NodeTag: TARGETENTRY</text:span></text:p>
              <text:p text:style-name="P6"><text:span text:style-name="T2">リザルトドメイン</text:span><text:span text:style-name="T2">(resdom):</text:span></text:p>
              <text:p text:style-name="P6"><text:span text:style-name="T2">変数情報</text:span><text:span text:style-name="T2">(expr)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804cm" svg:height="4.074cm" svg:x="6.709cm" svg:y="11.527cm">
          <text:list text:style-name="L1">
            <text:list-header>
              <text:p text:style-name="P6"><text:span text:style-name="T2">NodeTag: RESDOM</text:span></text:p>
              <text:p text:style-name="P6"><text:span text:style-name="T2">列番号</text:span><text:span text:style-name="T2">(resno): 4</text:span></text:p>
              <text:p text:style-name="P6"><text:span text:style-name="T2">列型</text:span><text:span text:style-name="T2">(resno): 21042</text:span></text:p>
              <text:p text:style-name="P6"><text:span text:style-name="T2">型修飾子</text:span><text:span text:style-name="T2">(restypmod): 88</text:span></text:p>
              <text:p text:style-name="P6"><text:span text:style-name="T2">列名</text:span><text:span text:style-name="T2">(resname): "filler"</text:span></text:p>
              <text:p text:style-name="P6"><text:span text:style-name="T2">(ressortgroupref): 0</text:span></text:p>
              <text:p text:style-name="P6"><text:span text:style-name="T2">テーブル</text:span><text:span text:style-name="T2">OID(resorigtbl): 1833543</text:span></text:p>
              <text:p text:style-name="P6"><text:span text:style-name="T2">列番号</text:span><text:span text:style-name="T2">(resoorigcol): 4</text:span></text:p>
              <text:p text:style-name="P6"><text:span text:style-name="T2">(resjunk):fal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4.852cm" svg:height="4.074cm" svg:x="13.447cm" svg:y="11.527cm">
          <text:list text:style-name="L1">
            <text:list-header>
              <text:p text:style-name="P6"><text:span text:style-name="T2">NodeTag: VAR</text:span></text:p>
              <text:p text:style-name="P6"><text:span text:style-name="T2">RTE</text:span><text:span text:style-name="T2">インデックス</text:span><text:span text:style-name="T2">(varno): 1</text:span></text:p>
              <text:p text:style-name="P6"><text:span text:style-name="T2">列番号</text:span><text:span text:style-name="T2">(varattno): 4</text:span></text:p>
              <text:p text:style-name="P6"><text:span text:style-name="T2">列データ型</text:span><text:span text:style-name="T2">(vartype): 1042</text:span></text:p>
              <text:p text:style-name="P6"><text:span text:style-name="T2">型修飾子</text:span><text:span text:style-name="T2">(vartypmod): 88</text:span></text:p>
              <text:p text:style-name="P6"><text:span text:style-name="T2">相関副問い合わせ</text:span></text:p>
              <text:p text:style-name="P6"><text:span text:style-name="T2">参照レベル</text:span><text:span text:style-name="T2">(varlevelsup): 0</text:span></text:p>
              <text:p text:style-name="P6"><text:span text:style-name="T2">元の</text:span><text:span text:style-name="T2">varno(varnoold): 1</text:span></text:p>
              <text:p text:style-name="P6"><text:span text:style-name="T2">元の</text:span><text:span text:style-name="T2">varattno(varoattno): 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5.155cm" svg:y1="12.325cm" svg:x2="6.756cm" svg:y2="12.325cm">
          <text:p/>
        </draw:line>
        <draw:line draw:style-name="gr3" draw:text-style-name="P4" draw:layer="layout" svg:x1="3.757cm" svg:y1="12.925cm" svg:x2="6.354cm" svg:y2="12.925cm">
          <text:p/>
        </draw:line>
        <draw:line draw:style-name="gr3" draw:text-style-name="P4" draw:layer="layout" svg:x1="6.354cm" svg:y1="12.925cm" svg:x2="6.354cm" svg:y2="15.928cm">
          <text:p/>
        </draw:line>
        <draw:line draw:style-name="gr3" draw:text-style-name="P4" draw:layer="layout" svg:x1="6.354cm" svg:y1="15.928cm" svg:x2="13.159cm" svg:y2="15.928cm">
          <text:p/>
        </draw:line>
        <draw:line draw:style-name="gr3" draw:text-style-name="P4" draw:layer="layout" svg:x1="13.159cm" svg:y1="15.927cm" svg:x2="13.159cm" svg:y2="13.524cm">
          <text:p/>
        </draw:line>
        <draw:line draw:style-name="gr4" draw:text-style-name="P4" draw:layer="layout" svg:x1="13.159cm" svg:y1="13.525cm" svg:x2="13.555cm" svg:y2="13.525cm">
          <text:p/>
        </draw:line>
        <draw:line draw:style-name="gr4" draw:text-style-name="P4" draw:layer="layout" svg:x1="3.157cm" svg:y1="0cm" svg:x2="3.157cm" svg:y2="1.526cm">
          <text:p/>
        </draw:line>
        <draw:line draw:style-name="gr4" draw:text-style-name="P4" draw:layer="layout" svg:x1="3.157cm" svg:y1="3.325cm" svg:x2="3.157cm" svg:y2="6.526cm">
          <text:p/>
        </draw:line>
        <draw:line draw:style-name="gr4" draw:text-style-name="P4" draw:layer="layout" svg:x1="3.157cm" svg:y1="8.326cm" svg:x2="3.157cm" svg:y2="11.527cm">
          <text:p/>
        </draw:lin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ound" draw:dots1="1" draw:dots1-length="0.026cm" draw:distance="0.026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PMincho" style:font-family-generic="roman" style:font-pitch="variable" fo:font-size="24pt" fo:language="en" fo:country="US" style:font-family-asian="'VL Pゴシック'" style:font-family-generic-asian="system" style:font-pitch-asian="variable" style:font-size-asian="24pt" style:language-asian="ja" style:country-asian="JP" style:font-family-complex="'VL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準-backgroundobjects" style:family="presentation">
      <style:graphic-properties draw:textarea-horizontal-align="justify" draw:textarea-vertical-align="top" fo:padding-top="0.133cm" fo:padding-bottom="0.133cm" fo:padding-left="0.266cm" fo:padding-right="0.266cm" draw:shadow="hidden" draw:shadow-offset-x="0.2cm" draw:shadow-offset-y="0.2cm" draw:shadow-color="#808080">
        <text:list-style style:name="標準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明朝'" style:font-pitch-asian="variable" style:font-size-asian="12pt" style:font-style-asian="normal" style:font-weight-asian="normal" style:font-family-complex="'ＭＳ Ｐ明朝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textarea-horizontal-align="justify" draw:textarea-vertical-align="top" draw:auto-grow-height="false" draw:fit-to-size="shrink-to-fit" fo:padding-top="0.133cm" fo:padding-bottom="0.133cm" fo:padding-left="0.266cm" fo:padding-right="0.266cm">
        <text:list-style style:name="標準-outline1">
          <text:list-level-style-bullet text:level="1" text:bullet-char="•">
            <style:list-level-properties text:min-label-width="0.996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31cm" text:min-label-width="0.82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9cm" text:min-label-width="0.6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9cm" text:min-label-width="0.66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22cm" text:min-label-width="0.66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22cm" text:min-label-width="0.66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22cm" text:min-label-width="0.66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22cm" text:min-label-width="0.66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322cm" text:min-label-width="0.66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322cm" text:min-label-width="0.66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62cm"/>
          <style:tab-stop style:position="4.321cm"/>
          <style:tab-stop style:position="6.98cm"/>
          <style:tab-stop style:position="9.639cm"/>
          <style:tab-stop style:position="12.298cm"/>
          <style:tab-stop style:position="14.957cm"/>
          <style:tab-stop style:position="17.616cm"/>
          <style:tab-stop style:position="20.275cm"/>
          <style:tab-stop style:position="22.934cm"/>
          <style:tab-stop style:position="25.594cm"/>
          <style:tab-stop style:position="28.253cm"/>
        </style:tab-stops>
      </style:paragraph-properties>
      <style:text-properties fo:color="#000000" style:text-outline="false" style:text-line-through-style="none" style:text-position="0% 100%" fo:font-family="Arial" style:font-pitch="variable" fo:font-size="34pt" fo:font-style="normal" fo:text-shadow="none" style:text-underline-style="none" fo:font-weight="normal" style:font-family-asian="'ＭＳ Ｐゴシック'" style:font-pitch-asian="variable" style:font-size-asian="34pt" style:font-style-asian="normal" style:font-weight-asian="normal" style:font-family-complex="'ＭＳ Ｐゴシック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graphic-properties>
        <text:list-style style:name="標準-outline2">
          <text:list-level-style-bullet text:level="1" text:bullet-char="»">
            <style:list-level-properties text:space-before="5.322cm" text:min-label-width="0.661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31cm" text:min-label-width="0.82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9cm" text:min-label-width="0.6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9cm" text:min-label-width="0.66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22cm" text:min-label-width="0.66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22cm" text:min-label-width="0.66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22cm" text:min-label-width="0.66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22cm" text:min-label-width="0.66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322cm" text:min-label-width="0.66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322cm" text:min-label-width="0.66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157cm"/>
          <style:tab-stop style:position="5.816cm"/>
          <style:tab-stop style:position="8.475cm"/>
          <style:tab-stop style:position="11.134cm"/>
          <style:tab-stop style:position="13.793cm"/>
          <style:tab-stop style:position="16.452cm"/>
          <style:tab-stop style:position="19.111cm"/>
          <style:tab-stop style:position="21.77cm"/>
          <style:tab-stop style:position="24.429cm"/>
          <style:tab-stop style:position="27.088cm"/>
        </style:tab-stops>
      </style:paragraph-properties>
      <style:text-properties fo:color="#000000" style:text-line-through-style="none" style:text-position="0% 100%" fo:font-family="Arial" style:font-pitch="variable" fo:font-size="29pt" fo:font-style="normal" fo:text-shadow="none" style:text-underline-style="none" fo:font-weight="normal" style:font-family-asian="'ＭＳ Ｐゴシック'" style:font-pitch-asian="variable" style:font-size-asian="29pt" style:font-style-asian="normal" style:font-weight-asian="normal" style:font-family-complex="'ＭＳ Ｐゴシック'" style:font-pitch-complex="variable" style:font-size-complex="29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93cm"/>
          <style:tab-stop style:position="4.652cm"/>
          <style:tab-stop style:position="7.311cm"/>
          <style:tab-stop style:position="9.97cm"/>
          <style:tab-stop style:position="12.629cm"/>
          <style:tab-stop style:position="15.288cm"/>
          <style:tab-stop style:position="17.947cm"/>
          <style:tab-stop style:position="20.606cm"/>
          <style:tab-stop style:position="23.265cm"/>
          <style:tab-stop style:position="25.924cm"/>
        </style:tab-stops>
      </style:paragraph-properties>
      <style:text-properties fo:color="#000000" style:text-line-through-style="none" style:text-position="0% 100%" fo:font-family="Arial" style:font-pitch="variable" fo:font-size="25pt" fo:font-style="normal" fo:text-shadow="none" style:text-underline-style="none" fo:font-weight="normal" style:font-family-asian="'ＭＳ Ｐゴシック'" style:font-pitch-asian="variable" style:font-size-asian="25pt" style:font-style-asian="normal" style:font-weight-asian="normal" style:font-family-complex="'ＭＳ Ｐゴシック'" style:font-pitch-complex="variable" style:font-size-complex="25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61cm"/>
          <style:tab-stop style:position="3.32cm"/>
          <style:tab-stop style:position="5.979cm"/>
          <style:tab-stop style:position="8.638cm"/>
          <style:tab-stop style:position="11.297cm"/>
          <style:tab-stop style:position="13.956cm"/>
          <style:tab-stop style:position="16.615cm"/>
          <style:tab-stop style:position="19.274cm"/>
          <style:tab-stop style:position="21.93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family-asian="'ＭＳ Ｐゴシック'" style:font-pitch-asian="variable" style:font-size-asian="21pt" style:font-style-asian="normal" style:font-weight-asian="normal" style:font-family-complex="'ＭＳ Ｐゴシック'" style:font-pitch-complex="variable" style:font-size-complex="21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93cm"/>
          <style:tab-stop style:position="4.652cm"/>
          <style:tab-stop style:position="7.311cm"/>
          <style:tab-stop style:position="9.97cm"/>
          <style:tab-stop style:position="12.629cm"/>
          <style:tab-stop style:position="15.288cm"/>
          <style:tab-stop style:position="17.947cm"/>
          <style:tab-stop style:position="20.606cm"/>
          <style:tab-stop style:position="23.26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family-asian="'ＭＳ Ｐゴシック'" style:font-pitch-asian="variable" style:font-size-asian="21pt" style:font-style-asian="normal" style:font-weight-asian="normal" style:font-family-complex="'ＭＳ Ｐゴシック'" style:font-pitch-complex="variable" style:font-size-complex="21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93cm"/>
          <style:tab-stop style:position="4.652cm"/>
          <style:tab-stop style:position="7.311cm"/>
          <style:tab-stop style:position="9.97cm"/>
          <style:tab-stop style:position="12.629cm"/>
          <style:tab-stop style:position="15.288cm"/>
          <style:tab-stop style:position="17.947cm"/>
          <style:tab-stop style:position="20.606cm"/>
          <style:tab-stop style:position="23.26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family-asian="'ＭＳ Ｐゴシック'" style:font-pitch-asian="variable" style:font-size-asian="21pt" style:font-style-asian="normal" style:font-weight-asian="normal" style:font-family-complex="'ＭＳ Ｐゴシック'" style:font-pitch-complex="variable" style:font-size-complex="21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93cm"/>
          <style:tab-stop style:position="4.652cm"/>
          <style:tab-stop style:position="7.311cm"/>
          <style:tab-stop style:position="9.97cm"/>
          <style:tab-stop style:position="12.629cm"/>
          <style:tab-stop style:position="15.288cm"/>
          <style:tab-stop style:position="17.947cm"/>
          <style:tab-stop style:position="20.606cm"/>
          <style:tab-stop style:position="23.26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family-asian="'ＭＳ Ｐゴシック'" style:font-pitch-asian="variable" style:font-size-asian="21pt" style:font-style-asian="normal" style:font-weight-asian="normal" style:font-family-complex="'ＭＳ Ｐゴシック'" style:font-pitch-complex="variable" style:font-size-complex="21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93cm"/>
          <style:tab-stop style:position="4.652cm"/>
          <style:tab-stop style:position="7.311cm"/>
          <style:tab-stop style:position="9.97cm"/>
          <style:tab-stop style:position="12.629cm"/>
          <style:tab-stop style:position="15.288cm"/>
          <style:tab-stop style:position="17.947cm"/>
          <style:tab-stop style:position="20.606cm"/>
          <style:tab-stop style:position="23.26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family-asian="'ＭＳ Ｐゴシック'" style:font-pitch-asian="variable" style:font-size-asian="21pt" style:font-style-asian="normal" style:font-weight-asian="normal" style:font-family-complex="'ＭＳ Ｐゴシック'" style:font-pitch-complex="variable" style:font-size-complex="21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93cm"/>
          <style:tab-stop style:position="4.652cm"/>
          <style:tab-stop style:position="7.311cm"/>
          <style:tab-stop style:position="9.97cm"/>
          <style:tab-stop style:position="12.629cm"/>
          <style:tab-stop style:position="15.288cm"/>
          <style:tab-stop style:position="17.947cm"/>
          <style:tab-stop style:position="20.606cm"/>
          <style:tab-stop style:position="23.26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family-asian="'ＭＳ Ｐゴシック'" style:font-pitch-asian="variable" style:font-size-asian="21pt" style:font-style-asian="normal" style:font-weight-asian="normal" style:font-family-complex="'ＭＳ Ｐゴシック'" style:font-pitch-complex="variable" style:font-size-complex="21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3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2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2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2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2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32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32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659cm"/>
          <style:tab-stop style:position="5.318cm"/>
          <style:tab-stop style:position="7.977cm"/>
          <style:tab-stop style:position="10.636cm"/>
          <style:tab-stop style:position="13.295cm"/>
          <style:tab-stop style:position="15.954cm"/>
          <style:tab-stop style:position="18.613cm"/>
          <style:tab-stop style:position="21.272cm"/>
          <style:tab-stop style:position="23.931cm"/>
          <style:tab-stop style:position="26.59cm"/>
          <style:tab-stop style:position="29.249cm"/>
        </style:tab-stops>
      </style:paragraph-properties>
      <style:text-properties fo:color="#000000" style:text-outline="false" style:text-line-through-style="none" style:text-position="0% 100%" fo:font-family="Arial" style:font-pitch="variable" fo:font-size="34pt" fo:font-style="normal" fo:text-shadow="none" style:text-underline-style="none" fo:font-weight="normal" style:font-family-asian="'ＭＳ Ｐゴシック'" style:font-pitch-asian="variable" style:font-size-asian="34pt" style:font-style-asian="normal" style:font-weight-asian="normal" style:font-family-complex="'ＭＳ Ｐゴシック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horizontal-align="justify" draw:textarea-vertical-align="middle" fo:padding-top="0.133cm" fo:padding-bottom="0.133cm" fo:padding-left="0.266cm" fo:padding-right="0.266cm">
        <text:list-style style:name="標準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659cm"/>
          <style:tab-stop style:position="5.318cm"/>
          <style:tab-stop style:position="7.977cm"/>
          <style:tab-stop style:position="10.636cm"/>
          <style:tab-stop style:position="13.295cm"/>
          <style:tab-stop style:position="15.954cm"/>
          <style:tab-stop style:position="18.613cm"/>
          <style:tab-stop style:position="21.272cm"/>
          <style:tab-stop style:position="23.931cm"/>
          <style:tab-stop style:position="26.59cm"/>
          <style:tab-stop style:position="29.249cm"/>
        </style:tab-stops>
      </style:paragraph-properties>
      <style:text-properties fo:color="#000000" style:text-outline="false" style:text-line-through-style="none" style:text-position="0% 100%" fo:font-family="Arial" style:font-pitch="variable" fo:font-size="46pt" fo:font-style="normal" fo:text-shadow="none" style:text-underline-style="none" fo:font-weight="normal" style:font-family-asian="'ＭＳ Ｐゴシック'" style:font-pitch-asian="variable" style:font-size-asian="46pt" style:font-style-asian="normal" style:font-weight-asian="normal" style:font-family-complex="'ＭＳ Ｐゴシック'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標準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554cm" svg:x="1cm" svg:y="2.635cm"/>
      <draw:page-thumbnail draw:layer="backgroundobjects" svg:width="8.024cm" svg:height="5.554cm" svg:x="1cm" svg:y="9.921cm"/>
      <draw:page-thumbnail draw:layer="backgroundobjects" svg:width="8.024cm" svg:height="5.554cm" svg:x="1cm" svg:y="17.207cm"/>
      <draw:page-thumbnail draw:layer="backgroundobjects" svg:width="8.024cm" svg:height="5.554cm" svg:x="10.025cm" svg:y="2.635cm"/>
      <draw:page-thumbnail draw:layer="backgroundobjects" svg:width="8.024cm" svg:height="5.554cm" svg:x="10.025cm" svg:y="9.921cm"/>
      <draw:page-thumbnail draw:layer="backgroundobjects" svg:width="8.024cm" svg:height="5.554cm" svg:x="10.025cm" svg:y="17.207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4.765cm" svg:height="4.161cm" svg:x="1.375cm" svg:y="0.27cm" presentation:class="title" presentation:placeholder="true">
        <draw:text-box/>
      </draw:frame>
      <draw:frame presentation:style-name="標準-outline1" draw:layer="backgroundobjects" svg:width="24.765cm" svg:height="12.572cm" svg:x="1.375cm" svg:y="4.445cm" presentation:class="outline" presentation:placeholder="true">
        <draw:text-box/>
      </draw:frame>
      <draw:frame presentation:style-name="Mpr1" draw:layer="backgroundobjects" svg:width="6.42cm" svg:height="1.324cm" svg:x="1.376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713cm" svg:height="1.324cm" svg:x="9.401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6.421cm" svg:height="1.324cm" svg:x="19.719cm" svg:y="17.347cm" presentation:class="page-number">
        <draw:text-box>
          <text:list text:style-name="ML1">
            <text:list-header>
              <text:p><text:page-number>&lt;番号&gt;</text:page-number></text:p>
            </text:list-header>
          </text:list>
        </draw:text-box>
      </draw:frame>
      <presentation:notes style:page-layout-name="PM0">
        <draw:page-thumbnail presentation:style-name="標準-title" draw:layer="backgroundobjects" svg:width="0cm" svg:height="0cm" svg:x="0cm" svg:y="1.93cm" presentation:class="page"/>
        <draw:frame presentation:style-name="標準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スライド 1</dc:title>
    <meta:initial-creator>t-ishii</meta:initial-creator>
    <meta:creation-date>2005-05-07T14:49:01</meta:creation-date>
    <dc:creator>t-ishii</dc:creator>
    <dc:date>2005-05-15T23:05:13</dc:date>
    <meta:editing-cycles>50</meta:editing-cycles>
    <meta:editing-duration>P1DT11H45M22S</meta:editing-duration>
    <meta:document-statistic meta:object-count="245"/>
    <meta:generator>LibreOffice/3.4$Unix LibreOffice_project/340m1$Build-302</meta:generator>
  </office:meta>
</office:document-meta>
</file>